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12N 59W 13AAA:243883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12N 59W 13AAA:243883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12N 59W 13AAA:243883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12N 59W 13AAA:243883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12N 59W 13AAA:243883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12N 59W 13AAA:243883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12N 59W 13AAA:243883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12N 59W 13AAA:243883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12N 59W 13AAA:243883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3</text:p>
          </table:table-cell>
          <table:table-cell office:value-type="string" calcext:value-type="string">
            <text:p>12N 59W 13AAA:243883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